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No_20_Spacing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002060"/>
    </style:style>
    <style:style style:name="T3" style:family="text">
      <style:text-properties fo:color="#002060" fo:font-size="12pt" style:text-underline-style="solid" style:text-underline-width="bold" style:text-underline-color="font-color" fo:font-weight="bold" style:font-size-asian="12pt" style:font-weight-asian="bold" style:font-size-complex="12pt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REPORT</text:p>
      <text:p text:style-name="P6">BlasTanks</text:p>
      <text:h text:style-name="P2" text:outline-level="1">BY : Aashish Rathi(130050016) AND Aman Goel(130050041)</text:h>
      <text:p text:style-name="P1"/>
      <text:p text:style-name="P1"><text:span text:style-name="T1">1.)</text:span> <text:span text:style-name="T3">OBJECTIVE:</text:span> <text:span text:style-name="T4">To simulate the famous game of Pocket Tanks Deluxe in our familiar Simplecpp environment under the name "BLASTANKS".</text:span></text:p>
      <text:p text:style-name="P1"><text:span text:style-name="T4">And also to demonstrate that the power of simplecpp graphics is far beyond our </text:span><text:bookmark text:name="_GoBack"/><text:span text:style-name="T4">expectations.</text:span></text:p>
      <text:p text:style-name="P3">It can be extended to cover high end graphics and designs including gradient effect.</text:p>
      <text:p text:style-name="P3">So, the game primarily focuses on graphical aspects of programming along with an equal importance to mathematical aspects of programming.</text:p>
      <text:p text:style-name="P3">The game of pocket tanks is very popular and is the favorite game of many game lovers.</text:p>
      <text:p text:style-name="P1"/>
      <text:p text:style-name="P1"><text:span text:style-name="T1">2.)</text:span> <text:span text:style-name="T3">INPUT:</text:span> <text:span text:style-name="T4">The game needs input from the mouse.</text:span></text:p>
      <text:p text:style-name="P3">The line joining the tank to the mouse click acts as the direction of the shot.</text:p>
      <text:p text:style-name="P3">The speed of the shot is proportional to the distance between the tank and the click.</text:p>
      <text:p text:style-name="P3">This way, the game only needs mouse as input device and all the input output has to be done in the canvas window.</text:p>
      <text:p text:style-name="P3">No input output will be done in the terminal window.</text:p>
      <text:p text:style-name="P3">Terminal window simply acts as a means to start the game.</text:p>
      <text:p text:style-name="P1"><text:soft-page-break/></text:p>
      <text:p text:style-name="P1"><text:span text:style-name="T1">3.)</text:span> <text:span text:style-name="T3">OUTPUT:</text:span> <text:span text:style-name="T4">Since it is a game, there is no such output.</text:span></text:p>
      <text:p text:style-name="P3">The final score may be regarded as a kind of visual output.</text:p>
      <text:p text:style-name="P1"/>
      <text:p text:style-name="P1"><text:span text:style-name="T1">4.)</text:span> <text:span text:style-name="T3">ALGORITHM / PROCEDURE / DESCRIPTION:</text:span><text:span text:style-name="T2"> </text:span><text:span text:style-name="T4">This is a 2 player game.</text:span></text:p>
      <text:p text:style-name="P3">The basic algorithm used is that of a simple projectile motion.</text:p>
      <text:p text:style-name="P3">We have kept a track on the projectile's trajectory to check for the presence of wall, wormhole, ground and opponent tank.</text:p>
      <text:p text:style-name="P3">For background's gradient effect, we have integrated the concept of looping and simplecpp graphics.</text:p>
      <text:p text:style-name="P3">Same algorithm is used to show the blast effect and the scary wormholes in the game.</text:p>
      <text:p text:style-name="P3">The gradient rich background requires loading.</text:p>
      <text:p text:style-name="P3">The loading is not meant for show-off. It really is a slow procedure to load the background.</text:p>
      <text:p text:style-name="P3">“move()” command has been use to allow movement of tanks.</text:p>
      <text:p text:style-name="P3">The wormholes are meant to transfer the projectile from one spot to the other and help to make the game more interactive.</text:p>
      <text:p text:style-name="P3">A 20 weapon set has been added to make the game more interactive.</text:p>
      <text:p text:style-name="P3">The detection of collision with wall has been done by tracking the boundary of the wall.</text:p>
      <text:p text:style-name="P3">Similarly, the detection of perfect hit has been done by tracking the boundary of the tank.</text:p>
      <text:p text:style-name="P3">The mouse clicks have been detected by mouseClick() function and then by checking the location of the x and y coordinates of the click.</text:p>
      <text:p text:style-name="P3"><text:soft-page-break/>Simple mouse clicks are required. This ensures that the game is user friendly and doesn't confuse the user with a lot of controls.</text:p>
      <text:p text:style-name="P3">Sanity checks have been done to check that right thing is clicked at the right time.</text:p>
      <text:p text:style-name="P3">There are different explosion types for different weapons.</text:p>
      <text:p text:style-name="P3">The players, turn by turn try to shoot the opponent's tank.</text:p>
      <text:p text:style-name="P3">There are different scoring algorithms for different weapons. Each weapon has its own maximum and minimum points.</text:p>
      <text:p text:style-name="P3">In the end, the tank with the higher score wins.</text:p>
      <text:p text:style-name="P1"/>
      <text:p text:style-name="P1"><text:span text:style-name="T1">5.)</text:span> <text:span text:style-name="T3">MAJOR CLASSES / FUNCTIONS:</text:span><text:span text:style-name="T2"> </text:span><text:span text:style-name="T4">"tanks" class is the only class in the code. It stores the statistics of a particular tank. Major functions include:</text:span></text:p>
      <text:list xml:id="list974051144" text:style-name="WWNum1">
        <text:list-item>
          <text:p text:style-name="P4">assignrand() function is the most important function in the game. It uses prime() and randnum() functions to generate a random list of weapons.</text:p>
        </text:list-item>
        <text:list-item>
          <text:p text:style-name="P4">prime() function that takes a number and displays the prime just smaller than the number.</text:p>
        </text:list-item>
        <text:list-item>
          <text:p text:style-name="P4">randnum() function is the ultimate function that uses "time" to generate a random number.</text:p>
        </text:list-item>
        <text:list-item>
          <text:p text:style-name="P4">wpns() function takes the weapon code and displays its name.</text:p>
        </text:list-item>
        <text:list-item>
          <text:p text:style-name="P4">wpcd1() and wpcd2() functions take the position of click and return the code of the weapon which was clicked.</text:p>
        </text:list-item>
      </text:list>
      <text:p text:style-name="P1"/>
      <text:p text:style-name="P1"><text:span text:style-name="T1">6.) </text:span><text:span text:style-name="T3">HOW TO RUN THE CODE:</text:span> <text:span text:style-name="T4">Compile the file "blastanks.cpp" to generate the a.out file. Then execute the game by typing ./a.out</text:span></text:p>
      <text:p text:style-name="P1"/>
      <text:p text:style-name="P1"><text:soft-page-break/><text:span text:style-name="T1">7.)</text:span> <text:span text:style-name="T3">ANY SPECIAL FEATURE OF CODE:</text:span> <text:span text:style-name="T4">Following features are worth observing:</text:span></text:p>
      <text:list xml:id="list1705610253" text:style-name="WWNum3">
        <text:list-item>
          <text:p text:style-name="P5">The sky background is something that we specifically want the examiner to notice.</text:p>
        </text:list-item>
        <text:list-item>
          <text:p text:style-name="P5">Concept of looping has been extended to graphics, in order to create the beautiful background.</text:p>
        </text:list-item>
        <text:list-item>
          <text:p text:style-name="P5">The assignrand() function that uses the fact that time is variable to generate a random weapon list.</text:p>
        </text:list-item>
        <text:list-item>
          <text:p text:style-name="P5">The ground's gradient effect that adds to the graphics of the game.</text:p>
        </text:list-item>
        <text:list-item>
          <text:p text:style-name="P5">The different types of weapons and the different types of explosions that have been used.</text:p>
        </text:list-item>
        <text:list-item>
          <text:p text:style-name="P5">Explosions of the weapons "jack hammer" and “chain reaction” <text:s/>are worth noting.</text:p>
        </text:list-item>
        <text:list-item>
          <text:p text:style-name="P5">"Play with instructions" option has been added to familiarize the player with the gaming conso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)" style:num-format="a">
        <style:list-level-properties text:list-level-position-and-space-mode="label-alignment">
          <style:list-level-label-alignment text:label-followed-by="listtab" fo:text-indent="-0.714cm" fo:margin-left="1.9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4</meta:editing-cycles>
    <meta:creation-date>2013-11-11T04:22:58</meta:creation-date>
    <dc:date>2013-11-11T04:26:58</dc:date>
    <meta:editing-duration>PT36S</meta:editing-duration>
    <meta:generator>LibreOffice/3.5$Linux_X86_64 LibreOffice_project/350m1$Build-2</meta:generator>
    <meta:document-statistic meta:table-count="0" meta:image-count="0" meta:object-count="0" meta:page-count="4" meta:paragraph-count="50" meta:word-count="738" meta:character-count="4228" meta:non-whitespace-character-count="35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